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89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HOLZVERGASER <text:s/>Anlage Steueru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eaktorsteuerung</text:p>
          </table:table-cell>
          <table:table-cell/>
          <table:table-cell office:value-type="string">
            <text:p>Arduino 1</text:p>
          </table:table-cell>
          <table:table-cell/>
          <table:table-cell office:value-type="string">
            <text:p>Opticontr</text:p>
          </table:table-cell>
          <table:table-cell office:value-type="string">
            <text:p>Logo 1 <text:s/>in</text:p>
          </table:table-cell>
          <table:table-cell table:number-columns-repeated="3"/>
          <table:table-cell office:value-type="string">
            <text:p>Arduino 1 out</text:p>
          </table:table-cell>
          <table:table-cell office:value-type="string">
            <text:p>Opticontrol</text:p>
          </table:table-cell>
          <table:table-cell office:value-type="string">
            <text:p>Logo 1 out</text:p>
          </table:table-cell>
        </table:table-row>
        <table:table-row table:style-name="ro1">
          <table:table-cell/>
          <table:table-cell office:value-type="string">
            <text:p>Sensoren <text:s text:c="5"/></text:p>
          </table:table-cell>
          <table:table-cell office:value-type="string">
            <text:p>Analog</text:p>
          </table:table-cell>
          <table:table-cell office:value-type="string">
            <text:p>Digital</text:p>
          </table:table-cell>
          <table:table-cell table:number-columns-repeated="2"/>
          <table:table-cell office:value-type="string">
            <text:p>Aktoren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" office:value-type="string">
            <text:p>Not Aus (alles Rücksetzen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7" office:value-type="string">
            <text:p>Bunkerrührwe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Start Taste Reakto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örderschneke <text:s/>Vorwä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Stop Taste ( regulär Stoppen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örderschneke Rückrwärt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 Reaktor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Schleusenantrieb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 Gasaustrit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>
            <text:p>Unterdruck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Raumlüftung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Füllstand Reakto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Fackelzündung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Füllstand Schleuse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üllstand Asche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>
            <text:p>Temp Gasfilte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Stockerschneke Vorwärt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Ueberstrom Rührwerk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Stokerschneke Rückwärt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Ueberstrom Austrag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Ueberstrom Stocke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Rüttl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 Autragkan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Anfachgebläs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Temp Schleus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Reaktorzündu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okerüberwachung U/m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Gaskühler Pump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ustragüberwachung U/min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euermelder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2 Melder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BHKW-Steuerung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>
            <text:p>Temp Motor 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Generato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Temp Külwasse 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Anlasser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Motor starten (anfachen aus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mp Gaseintrit</text:p>
          </table:table-cell>
          <table:table-cell table:number-columns-repeated="4"/>
          <table:table-cell office:value-type="string">
            <text:p>Stern Dreieck Start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5" office:value-type="string">
            <text:p>Temp Abgas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Gasmischer auf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table:style-name="ce3" office:value-type="string">
            <text:p>Oeldrukck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Gasmischer zu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Oelmangel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Pump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Abgas Tem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U/ Mi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Netzüberwachu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Lambdasond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mp Gen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Ueberstrom Generato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istung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Schalter Brandschutztüre 1</text:p>
          </table:table-cell>
          <table:table-cell office:value-type="string">
            <text:p><text:s text:c="10"/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Schalter Brandschutztüre 2</text:p>
          </table:table-cell>
          <table:table-cell office:value-type="string">
            <text:p><text:s text:c="10"/></text:p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Schnitzel Trocknung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rduino 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Temp Speicher</text:p>
          </table:table-cell>
          <table:table-cell table:style-name="ce6"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euchtesensor Hackschnitzel</text:p>
          </table:table-cell>
          <table:table-cell table:style-name="ce6"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euchtesensor ueber Schnitzel</text:p>
          </table:table-cell>
          <table:table-cell table:style-name="ce6"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eratur Unterlagsboden</text:p>
          </table:table-cell>
          <table:table-cell office:value-type="string">
            <text:p><text:s/>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mp Vorlauf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mp Rücklauf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Temp Lufteintrit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Temp nach Lufterhitz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Temp Luftaustrit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rduino 2 out</text:p>
          </table:table-cell>
          <table:table-cell office:value-type="string">
            <text:p>Opticontr</text:p>
          </table:table-cell>
          <table:table-cell office:value-type="string">
            <text:p>Logo 2 out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>
            <text:p>ou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mwälzpumpe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ischventil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entilator Zuluft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entilator Fortluft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26.05.2012</text:date>, <text:time>22:5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22:20:34.50</meta:creation-date>
    <dc:date>2012-05-26T22:52:47.43</dc:date>
    <meta:editing-duration>PT4H14M39S</meta:editing-duration>
    <meta:editing-cycles>19</meta:editing-cycles>
    <meta:generator>LibreOffice/3.4$Win32 LibreOffice_project/340m1$Build-402</meta:generator>
    <meta:document-statistic meta:table-count="3" meta:cell-count="156" meta:object-count="0"/>
  </office:meta>
</office:document-meta>
</file>